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169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./network.sh deployCC -ccn basic -ccp /home/greats/go/src/github.com/greats/concode/chaincode-go/ -ccl go</text:p>
      <text:p text:style-name="Standard">npm config <text:span text:style-name="T1">un</text:span>set proxy http://192.168.49.1:8282</text:p>
      <text:p text:style-name="Standard">npm config <text:span text:style-name="T1">un</text:span>set https-proxy <text:a xlink:type="simple" xlink:href="http://192.168.49.1:8282/" text:style-name="Internet_20_link" text:visited-style-name="Visited_20_Internet_20_Link">http://192.168.49.1:8282</text:a></text:p>
      <text:p text:style-name="Standard"/>
      <text:p text:style-name="Standard">touch ~/.ssh/config</text:p>
      <text:p text:style-name="Standard">chmod 600 ~/.ssh/config</text:p>
      <text:p text:style-name="Standard">sudo nano ~/.ssh/config</text:p>
      <text:p text:style-name="Standard">sudo nano /etc/profile</text:p>
      <text:p text:style-name="Standard">sudo nano /etc/environment</text:p>
      <text:p text:style-name="Standard">sudo nano <text:s/>~/.gitconfi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16:43:23.350856517</meta:creation-date>
    <dc:date>2022-05-12T10:06:42.260398582</dc:date>
    <meta:editing-duration>PT12M3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35" meta:character-count="341" meta:non-whitespace-character-count="314"/>
  </office:meta>
</office:document-meta>
</file>